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new ODT-formatted file</text:p>
      <text:p text:style-name="Standard"/>
      <text:p text:style-name="Standard">Text starts here.</text:p>
      <text:p text:style-name="Standard"/>
      <text:p text:style-name="Standard"/>
      <text:p text:style-name="Standard">Text edited to remote origin.</text:p>
      <text:p text:style-name="Standard"/>
      <text:p text:style-name="Standard">Bizcargui edits file.</text:p>
      <text:p text:style-name="Standard">Bermudo edits fi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" fo:font-size="10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ourier New" fo:font-size="9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" fo:font-size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lfgang Freis</meta:initial-creator>
    <meta:creation-date>2015-06-03T06:44:03</meta:creation-date>
    <dc:date>2015-06-03T07:20:34</dc:date>
    <dc:creator>Wolfgang Freis</dc:creator>
    <meta:editing-duration>PT2M16S</meta:editing-duration>
    <meta:editing-cycles>5</meta:editing-cycles>
    <meta:generator>OpenOffice/4.1.1$Unix OpenOffice.org_project/411m6$Build-9775</meta:generator>
    <meta:document-statistic meta:table-count="0" meta:image-count="0" meta:object-count="0" meta:page-count="1" meta:paragraph-count="5" meta:word-count="18" meta:character-count="110"/>
  </office:meta>
</office:document-meta>
</file>